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1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9" office:value-type="string" calcext:value-type="string">
            <text:p>Mens. 08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9" office:value-type="string" calcext:value-type="string">
            <text:p>Mens. 09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0-09" calcext:value-type="date">
            <text:p>09/10/2024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9" office:value-type="string" calcext:value-type="string">
            <text:p>Mens. 10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1-12" calcext:value-type="date">
            <text:p>12/11/2024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9" office:value-type="string" calcext:value-type="string">
            <text:p>Mens. 11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9" office:value-type="string" calcext:value-type="string">
            <text:p>Mens. 12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9" office:value-type="string" calcext:value-type="string">
            <text:p>Mens. 0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2-17" calcext:value-type="date">
            <text:p>17/02/2025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9" office:value-type="string" calcext:value-type="string">
            <text:p>Mens. 0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9" office:value-type="string" calcext:value-type="string">
            <text:p>Mens. 03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4-08" calcext:value-type="date">
            <text:p>08/04/2025</text:p>
          </table:table-cell>
          <table:table-cell table:style-name="ce41" table:formula="of:=[.C9]-[.F9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9" office:value-type="string" calcext:value-type="string">
            <text:p>Mens. 04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1" table:formula="of:=[.C10]-[.F10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9" office:value-type="string" calcext:value-type="string">
            <text:p>Mens. 05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6-09" calcext:value-type="date">
            <text:p>09/06/2025</text:p>
          </table:table-cell>
          <table:table-cell table:style-name="ce41" table:formula="of:=[.C11]-[.F11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9" office:value-type="string" calcext:value-type="string">
            <text:p>Mens. 06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7-14" calcext:value-type="date">
            <text:p>14/07/2025</text:p>
          </table:table-cell>
          <table:table-cell table:style-name="ce41" table:formula="of:=[.C12]-[.F1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13]-[.F1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29" office:value-type="string" calcext:value-type="string">
            <text:p>Mens. 08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9-04" calcext:value-type="date">
            <text:p>04/09/2025</text:p>
          </table:table-cell>
          <table:table-cell table:style-name="ce41" table:formula="of:=[.C14]-[.F1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29" office:value-type="string" calcext:value-type="string">
            <text:p>Mens. 09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0-09" calcext:value-type="date">
            <text:p>09/10/2025</text:p>
          </table:table-cell>
          <table:table-cell table:style-name="ce41" table:formula="of:=[.C15]-[.F1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10-31" calcext:value-type="date">
            <text:p>31/10/2025</text:p>
          </table:table-cell>
          <table:table-cell table:style-name="ce29" office:value-type="string" calcext:value-type="string">
            <text:p>Mens. 10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11-10" calcext:value-type="date">
            <text:p>10/11/2025</text:p>
          </table:table-cell>
          <table:table-cell table:style-name="ce41" table:formula="of:=[.C16]-[.F1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16])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6:25:25.350879700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6:25:25.362608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1:56</meta:creation-date>
    <dc:date>2025-11-13T16:26:43.681940900</dc:date>
    <dc:language>pt-PT</dc:language>
    <meta:editing-cycles>633</meta:editing-cycles>
    <meta:editing-duration>P1DT9H31M10S</meta:editing-duration>
    <meta:print-date>2021-06-25T13:43:09.170000000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